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3000002119D64D1E69C3EB854.jpg" manifest:media-type="image/jpeg"/>
  <manifest:file-entry manifest:full-path="Pictures/10000000000001E900000240DF4263D8E7C0624E.jpg" manifest:media-type="image/jpeg"/>
  <manifest:file-entry manifest:full-path="Pictures/10000000000004AE000002AC3C55FCB1298A6CEF.jpg" manifest:media-type="image/jpeg"/>
  <manifest:file-entry manifest:full-path="Pictures/10000000000002770000022D057D290E7E2E4F1B.jpg" manifest:media-type="image/jpeg"/>
  <manifest:file-entry manifest:full-path="Pictures/1000000000000472000002146EABC7F28417898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-color="#ff3333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svg:stroke-width="0.106cm" svg:stroke-color="#ff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-color="#ff9900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withoutfill">
      <style:graphic-properties svg:stroke-width="0.106cm" svg:stroke-color="#66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4.411cm" svg:height="3.894cm" svg:x="6.3cm" svg:y="12.9cm">
          <draw:image xlink:href="Pictures/10000000000002770000022D057D290E7E2E4F1B.jpg" xlink:type="simple" xlink:show="embed" xlink:actuate="onLoad">
            <text:p/>
          </draw:image>
        </draw:frame>
        <draw:frame draw:style-name="gr1" draw:text-style-name="P1" draw:layer="layout" svg:width="8.894cm" svg:height="4.158cm" svg:x="13.706cm" svg:y="13cm">
          <draw:image xlink:href="Pictures/1000000000000472000002146EABC7F284178987.jpg" xlink:type="simple" xlink:show="embed" xlink:actuate="onLoad">
            <text:p/>
          </draw:image>
        </draw:frame>
        <draw:frame draw:style-name="gr1" draw:text-style-name="P1" draw:layer="layout" svg:width="1.992cm" svg:height="2.346cm" svg:x="13.408cm" svg:y="7.946cm">
          <draw:image xlink:href="Pictures/10000000000001E900000240DF4263D8E7C0624E.jpg" xlink:type="simple" xlink:show="embed" xlink:actuate="onLoad">
            <text:p/>
          </draw:image>
        </draw:frame>
        <draw:frame draw:style-name="gr1" draw:text-style-name="P1" draw:layer="layout" svg:width="7.707cm" svg:height="4.4cm" draw:transform="rotate (-1.5707963267949) translate (21.4cm 3.199cm)">
          <draw:image xlink:href="Pictures/10000000000004AE000002AC3C55FCB1298A6CEF.jpg" xlink:type="simple" xlink:show="embed" xlink:actuate="onLoad">
            <text:p/>
          </draw:image>
        </draw:frame>
        <draw:frame draw:style-name="gr1" draw:text-style-name="P1" draw:layer="layout" svg:width="10.612cm" svg:height="4.217cm" svg:x="1.988cm" svg:y="6.783cm">
          <draw:image xlink:href="Pictures/1000000000000533000002119D64D1E69C3EB854.jpg" xlink:type="simple" xlink:show="embed" xlink:actuate="onLoad">
            <text:p/>
          </draw:image>
        </draw:frame>
        <draw:polyline draw:style-name="gr2" draw:text-style-name="P1" draw:layer="layout" svg:width="7.932cm" svg:height="1.589cm" draw:transform="rotate (-0.115715329407225) translate (11.0000722273854cm 9.99937860677735cm)" svg:viewBox="0 0 7933 1590" draw:points="0,1 185,1590 7933,689 7852,0">
          <text:p/>
        </draw:polyline>
        <draw:line draw:style-name="gr2" draw:text-style-name="P1" draw:layer="layout" svg:x1="14cm" svg:y1="10cm" svg:x2="14cm" svg:y2="11.6cm">
          <text:p/>
        </draw:line>
        <draw:custom-shape draw:style-name="gr3" draw:text-style-name="P2" draw:layer="layout" svg:width="0.4cm" svg:height="0.4cm" svg:x="13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1" draw:layer="layout" svg:width="7.932cm" svg:height="1.589cm" draw:transform="rotate (-0.115715329407225) translate (11.0000722273854cm 9.99937860677735cm)" svg:viewBox="0 0 7933 1590" draw:points="0,1 185,1590 7933,689 7852,0">
          <text:p/>
        </draw:polyline>
        <draw:polyline draw:style-name="gr4" draw:text-style-name="P1" draw:layer="layout" svg:width="9.17cm" svg:height="2.125cm" draw:transform="rotate (-0.115715329407225) translate (10.2160686830131cm 9.86175644228139cm)" svg:viewBox="0 0 9171 2126" draw:points="0,139 231,2126 9171,1087 9044,0">
          <text:p/>
        </draw:polyline>
        <draw:line draw:style-name="gr2" draw:text-style-name="P1" draw:layer="layout" svg:x1="14cm" svg:y1="10cm" svg:x2="14cm" svg:y2="11.6cm">
          <text:p/>
        </draw:line>
        <draw:line draw:style-name="gr4" draw:text-style-name="P1" draw:layer="layout" svg:x1="14.4cm" svg:y1="10cm" svg:x2="14.4cm" svg:y2="12cm">
          <text:p/>
        </draw:line>
        <draw:custom-shape draw:style-name="gr5" draw:text-style-name="P3" draw:layer="layout" svg:width="0.4cm" svg:height="0.4cm" svg:x="14.2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2.202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4.42cm" svg:height="5.562cm" draw:transform="rotate (-0.115715329407225) translate (12.4cm 12cm)" svg:viewBox="0 0 4421 5563" draw:points="0,0 647,5563 4421,5124 4260,3733">
          <text:p/>
        </draw:polyline>
        <draw:custom-shape draw:style-name="gr5" draw:text-style-name="P3" draw:layer="layout" svg:width="0.4cm" svg:height="0.4cm" svg:x="12.202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cm" svg:y1="15cm" svg:x2="12.4cm" svg:y2="15cm">
          <text:p/>
        </draw:line>
        <draw:polyline draw:style-name="gr6" draw:text-style-name="P1" draw:layer="layout" svg:width="5.88cm" svg:height="4.291cm" draw:transform="rotate (-0.115715329407225) translate (10.4955148475642cm 11.7369415169872cm)" svg:viewBox="0 0 5881 4292" draw:points="0,4292 2781,3968 2366,393 5743,0 5881,1192">
          <text:p/>
        </draw:polyline>
        <draw:line draw:style-name="gr6" draw:text-style-name="P1" draw:layer="layout" svg:x1="14.8cm" svg:y1="10cm" svg:x2="14.8cm" svg:y2="12.4cm">
          <text:p/>
        </draw:line>
        <draw:custom-shape draw:style-name="gr7" draw:text-style-name="P4" draw:layer="layout" svg:width="0.4cm" svg:height="0.4cm" svg:x="14.602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4cm" svg:height="1.673cm" svg:x="8.4cm" svg:y="10.8cm">
          <draw:text-box>
            <text:p>GND</text:p>
          </draw:text-box>
        </draw:frame>
        <draw:frame draw:style-name="gr8" draw:text-style-name="P5" draw:layer="layout" svg:width="2.4cm" svg:height="1.673cm" svg:x="11cm" svg:y="10.801cm">
          <draw:text-box>
            <text:p>12V</text:p>
          </draw:text-box>
        </draw:frame>
        <draw:frame draw:style-name="gr8" draw:text-style-name="P5" draw:layer="layout" svg:width="2.4cm" svg:height="1.673cm" svg:x="14.7cm" svg:y="10.202cm">
          <draw:text-box>
            <text:p>5V</text:p>
          </draw:text-box>
        </draw:frame>
        <draw:polyline draw:style-name="gr9" draw:text-style-name="P1" draw:layer="layout" svg:width="7.532cm" svg:height="3.277cm" draw:transform="rotate (-0.115715329407225) translate (10.0239946834415cm 14.4935667532561cm)" svg:viewBox="0 0 7533 3278" draw:points="0,208 1788,0 2169,3278 7533,2654 7325,866">
          <text:p/>
        </draw:polyline>
        <draw:polyline draw:style-name="gr10" draw:text-style-name="P1" draw:layer="layout" svg:width="8.022cm" svg:height="4.072cm" draw:transform="rotate (-0.115715329407225) translate (10.0186625315656cm 14.139440808088cm)" svg:viewBox="0 0 8023 4073" draw:points="0,162 1391,0 1864,4073 8023,3357 7769,1171">
          <text:p/>
        </draw:polyline>
        <draw:polyline draw:style-name="gr11" draw:text-style-name="P1" draw:layer="layout" svg:width="8.511cm" svg:height="4.866cm" draw:transform="rotate (-0.115715329407225) translate (10.0133303796897cm 13.78531486292cm)" svg:viewBox="0 0 8512 4867" draw:points="0,115 993,0 1559,4867 8512,4059 8212,1476">
          <text:p/>
        </draw:polyline>
        <draw:polyline draw:style-name="gr12" draw:text-style-name="P1" draw:layer="layout" svg:width="5.067cm" svg:height="7.979cm" draw:transform="rotate (-0.115715329407225) translate (19.023139571329cm 10.8389488655814cm)" svg:viewBox="0 0 5068 7980" draw:points="581,0 707,1087 4283,671 5068,7426 300,7980 0,5397">
          <text:p/>
        </draw:polyline>
        <draw:frame draw:style-name="gr8" draw:text-style-name="P5" draw:layer="layout" svg:width="3.1cm" svg:height="1.673cm" svg:x="18.3cm" svg:y="17.903cm">
          <draw:text-box>
            <text:p>D6 - SIG</text:p>
          </draw:text-box>
        </draw:frame>
        <draw:frame draw:style-name="gr13" draw:text-style-name="P5" draw:layer="layout" svg:width="3.3cm" svg:height="3.095cm" svg:x="7.1cm" svg:y="16.704cm">
          <draw:text-box>
            <text:p>D5 - CLK</text:p>
            <text:p>D4 - CS</text:p>
            <text:p>D3 - DO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10:29:05.196506302</meta:creation-date>
    <dc:date>2016-09-18T11:57:25.835740487</dc:date>
    <meta:editing-duration>PT7M29S</meta:editing-duration>
    <meta:editing-cycles>1</meta:editing-cycles>
    <meta:generator>LibreOffice/5.4.5.1$Linux_X86_64 LibreOffice_project/40m0$Build-1</meta:generator>
    <meta:document-statistic meta:object-count="52"/>
  </office:meta>
</office:document-meta>
</file>